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>Etapes : </text:p>
      <text:list xml:id="list8155530071469179786" text:style-name="WWNum1">
        <text:list-item>
          <text:p text:style-name="P3">Acquisition image : configuration webcam, capture flux video..</text:p>
        </text:list-item>
        <text:list-item>
          <text:p text:style-name="P3">Traitement image : creuser les fonctions de la bibliothèque OpenCv…</text:p>
        </text:list-item>
        <text:list-item>
          <text:p text:style-name="P3">Commande moteurs : fonctions d’envoi d’angle/vitesse aux moteurs…</text:p>
        </text:list-item>
        <text:list-item>
          <text:p text:style-name="P3">Interface graphique : Fonctionnement, voir SFML (anto)</text:p>
        </text:list-item>
        <text:list-item>
          <text:p text:style-name="P3">Arch Pro : communications PC-Arch Pro ? </text:p>
        </text:list-item>
        <text:list-item>
          <text:p text:style-name="P3">Compilation portable : cmake (voir sites)</text:p>
        </text:list-item>
        <text:list-item>
          <text:p text:style-name="P3">Gestion de versions : voir git</text:p>
        </text:list-item>
        <text:list-item>
          <text:p text:style-name="P3">Documentation digne de ce nom ? Voir Doxygen</text:p>
        </text:list-item>
        <text:list-item>
          <text:p text:style-name="P3">Figure libre ? Voir Nabaztaq</text:p>
        </text:list-item>
        <text:list-item>
          <text:p text:style-name="P4"/>
        </text:list-item>
        <text:list-item>
          <text:p text:style-name="P4"/>
        </text:list-item>
      </text:list>
      <text:p text:style-name="P1"/>
      <text:p text:style-name="P1">Caractéristiques matériel :</text:p>
      <text:list xml:id="list9069941918610006498" text:style-name="WWNum2">
        <text:list-item>
          <text:p text:style-name="P5">micro-controleur : Arch Pro -&gt; utilisation ?</text:p>
        </text:list-item>
        <text:list-item>
          <text:p text:style-name="P5">caméra usb -&gt; récupération image ? <text:s/>opencv ?</text:p>
        </text:list-item>
      </text:list>
      <text:p text:style-name="P1"/>
      <text:p text:style-name="P1"/>
      <text:p text:style-name="P1">Projet</text:p>
      <text:p text:style-name="P6"><text:a xlink:type="simple" xlink:href="https://epudx.polytech.upmc.fr/redmine/" text:style-name="Internet_20_link" text:visited-style-name="Visited_20_Internet_20_Link"><text:span text:style-name="T2">https://epudx.polytech.upmc.fr/redmine/</text:span></text:a></text:p>
      <text:p text:style-name="P6">git clone <text:a xlink:type="simple" xlink:href="https://epudx.polytech.upmc.fr/redmine/" text:style-name="Internet_20_link" text:visited-style-name="Visited_20_Internet_20_Link"><text:span text:style-name="T2">https://epudx.polytech.upmc.fr/git/rob3-projetsinfo-g15-2017</text:span></text:a></text:p>
      <text:p text:style-name="P6"/>
      <text:p text:style-name="P1">OpenCv</text:p>
      <text:p text:style-name="P6"><text:soft-page-break/><text:a xlink:type="simple" xlink:href="http://doc.ubuntu-fr.org/opencv" text:style-name="Internet_20_link" text:visited-style-name="Visited_20_Internet_20_Link"><text:span text:style-name="T2">http://doc.ubuntu-fr.org/opencv</text:span></text:a></text:p>
      <text:p text:style-name="P6"><text:a xlink:type="simple" xlink:href="http://docs.opencv.org/3.1.0/dc/d6b/group__video__track.html" text:style-name="Internet_20_link" text:visited-style-name="Visited_20_Internet_20_Link"><text:span text:style-name="T2">http://docs.opencv.org/3.1.0/dc/d6b/group__video__track.html</text:span></text:a></text:p>
      <text:p text:style-name="P6"><text:a xlink:type="simple" xlink:href="https://www.intorobotics.com/how-to-detect-and-track-object-with-opencv/" text:style-name="Internet_20_link" text:visited-style-name="Visited_20_Internet_20_Link"><text:span text:style-name="T2">https://www.intorobotics.com/how-to-detect-and-track-object-with-opencv/</text:span></text:a></text:p>
      <text:p text:style-name="P6"/>
      <text:p text:style-name="P1"/>
      <text:p text:style-name="P1">Arch Pro Seeduino et moteurs</text:p>
      <text:p text:style-name="P1"><text:tab/><text:a xlink:type="simple" xlink:href="https://developer.mbed.org/platforms/Seeeduino-Arch-Pro/" text:style-name="Internet_20_link" text:visited-style-name="Visited_20_Internet_20_Link"><text:span text:style-name="T2">https://developer.mbed.org/platforms/Seeeduino-Arch-Pro/</text:span></text:a></text:p>
      <text:p text:style-name="P1"><text:tab/><text:a xlink:type="simple" xlink:href="http://wiki.seeed.cc/Arch_Pro/" text:style-name="Internet_20_link" text:visited-style-name="Visited_20_Internet_20_Link"><text:span text:style-name="T2">http://wiki.seeed.cc/Arch_Pro/</text:span></text:a></text:p>
      <text:p text:style-name="P7"><text:a xlink:type="simple" xlink:href="https://www.arduino.cc/en/Tutorial/PWM" text:style-name="Internet_20_link" text:visited-style-name="Visited_20_Internet_20_Link"><text:span text:style-name="T2">https://www.arduino.cc/en/Tutorial/PWM</text:span></text:a></text:p>
      <text:p text:style-name="P7"/>
      <text:p text:style-name="P1"><text:tab/>screen /dev/ttyACM0</text:p>
      <text:p text:style-name="P1"/>
      <text:p text:style-name="P1">Compilateur mbed</text:p>
      <text:p text:style-name="P6"><text:a xlink:type="simple" xlink:href="https://docs.mbed.com/docs/mbed-os-handbook/en/latest/getting_started/first_program/" text:style-name="Internet_20_link" text:visited-style-name="Visited_20_Internet_20_Link"><text:span text:style-name="T2">https://docs.mbed.com/docs/mbed-os-handbook/en/latest/getting_started/first_program/</text:span></text:a></text:p>
      <text:p text:style-name="P6"><text:a xlink:type="simple" xlink:href="https://developer.mbed.org/compiler/#nav:/" text:style-name="Internet_20_link" text:visited-style-name="Visited_20_Internet_20_Link"><text:span text:style-name="T2">https://developer.mbed.org/compiler/#nav:/</text:span></text:a>;</text:p>
      <text:p text:style-name="P6"><text:a xlink:type="simple" xlink:href="https://developer.mbed.org/handbook/SerialPC" text:style-name="Internet_20_link" text:visited-style-name="Visited_20_Internet_20_Link"><text:span text:style-name="T2">https://developer.mbed.org/handbook/SerialPC</text:span></text:a></text:p>
      <text:p text:style-name="P6"/>
      <text:p text:style-name="P6"/>
      <text:p text:style-name="P1">HTML</text:p>
      <text:p text:style-name="P1"><text:tab/><text:a xlink:type="simple" xlink:href="https://word2cleanhtml.com/" text:style-name="Internet_20_link" text:visited-style-name="Visited_20_Internet_20_Link"><text:span text:style-name="T2">https://word2cleanhtml.com/</text:span></text:a></text:p>
      <text:p text:style-name="P1"/>
      <text:p text:style-name="P8">GIT</text:p>
      <text:p text:style-name="P6"><text:a xlink:type="simple" xlink:href="https://openclassrooms.com/courses/gerez-vos-codes-source-avec-git" text:style-name="Internet_20_link" text:visited-style-name="Visited_20_Internet_20_Link"><text:span text:style-name="T2">https://openclassrooms.com/courses/gerez-vos-codes-source-avec-git</text:span></text:a></text:p>
      <text:p text:style-name="P6">git status</text:p>
      <text:p text:style-name="P6">git diff</text:p>
      <text:p text:style-name="P6">git commit -a</text:p>
      <text:p text:style-name="P8"><text:soft-page-break/></text:p>
      <text:p text:style-name="P6"/>
      <text:p text:style-name="P1">CMAKE</text:p>
      <text:p text:style-name="P6"><text:a xlink:type="simple" xlink:href="http://florian-goujeon.developpez.com/cours/cmake/initiation/" text:style-name="Internet_20_link" text:visited-style-name="Visited_20_Internet_20_Link"><text:span text:style-name="T2">http://florian-goujeon.developpez.com/cours/cmake/initiation/</text:span></text:a></text:p>
      <text:p text:style-name="P6"><text:a xlink:type="simple" xlink:href="http://docs.opencv.org/2.4/doc/tutorials/introduction/linux_gcc_cmake/linux_gcc_cmake.html#linux-gcc-usage" text:style-name="Internet_20_link" text:visited-style-name="Visited_20_Internet_20_Link"><text:span text:style-name="T2">http://docs.opencv.org/2.4/doc/tutorials/introduction/linux_gcc_cmake/linux_gcc_cmake.html#linux-gcc-usage</text:span></text:a></text:p>
      <text:p text:style-name="P1"/>
      <text:p text:style-name="P1"><text:tab/>cmake . </text:p>
      <text:p text:style-name="P1"/>
      <text:p text:style-name="P1">SFML (Fenetre + audio)</text:p>
      <text:p text:style-name="P1"><text:a xlink:type="simple" xlink:href="https://www.sfml-dev.org/tutorials/2.4/window-window-fr.php" text:style-name="Internet_20_link" text:visited-style-name="Visited_20_Internet_20_Link"><text:span text:style-name="T2">https://www.sfml-dev.org/tutorials/2.4/window-window-fr.php</text:span></text:a></text:p>
      <text:p text:style-name="P1"/>
      <text:p text:style-name="P1">Aide : <text:a xlink:type="simple" xlink:href="http://aishack.in/tutorials/tracking-colored-objects-opencv/" text:style-name="Internet_20_link" text:visited-style-name="Visited_20_Internet_20_Link"><text:span text:style-name="T2">http://aishack.in/tutorials/tracking-colored-objects-opencv/</text:span></text:a></text:p>
      <text:p text:style-name="P1">http://www.geckogeek.fr/lire-le-flux-dune-webcam-camera-video-avec-opencv.html</text:p>
      <text:p text:style-name="P1"/>
      <text:p text:style-name="P1"/>
      <text:p text:style-name="P1">CMake Error at CMakeLists.txt:3 (find_package):</text:p>
      <text:p text:style-name="P1"><text:s text:c="2"/>By not providing "FindOpenCV.cmake" in CMAKE_MODULE_PATH this project has</text:p>
      <text:p text:style-name="P1"><text:s text:c="2"/>asked CMake to find a package configuration file provided by "OpenCV", but</text:p>
      <text:p text:style-name="P1"><text:s text:c="2"/>CMake did not find one.</text:p>
      <text:p text:style-name="P1"/>
      <text:p text:style-name="P1"><text:s text:c="2"/>Could not find a package configuration file provided by "OpenCV" with any</text:p>
      <text:p text:style-name="P1"><text:s text:c="2"/>of the following names:</text:p>
      <text:p text:style-name="P1"/>
      <text:p text:style-name="P1"><text:tab/>OpenCVConfig.cmake</text:p>
      <text:p text:style-name="P1"><text:tab/>opencv-config.cmake</text:p>
      <text:p text:style-name="P1"/>
      <text:p text:style-name="P1"><text:soft-page-break/><text:s text:c="2"/>Add the installation prefix of "OpenCV" to CMAKE_PREFIX_PATH or set</text:p>
      <text:p text:style-name="P1"><text:s text:c="2"/>"OpenCV_DIR" to a directory containing one of the above files. <text:s/>If "OpenCV"</text:p>
      <text:p text:style-name="P1"><text:s text:c="2"/>provides a separate development package or SDK, be sure it has been</text:p>
      <text:p text:style-name="P1"><text:s text:c="2"/>installed.</text:p>
      <text:p text:style-name="P1"/>
      <text:p text:style-name="P1"/>
      <text:p text:style-name="P1">-- Configuring incomplete, errors occurr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9" meta:word-count="236" meta:character-count="2384" meta:non-whitespace-character-count="2188"/>
    <meta:generator>LibreOfficeDev/5.1.0.3$Linux_X86_64 LibreOffice_project/</meta:generator>
  </office:meta>
</office:document-meta>
</file>